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3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99">
      <style:table-cell-properties fo:border="0.74pt solid #000000"/>
    </style:style>
    <style:style style:name="ce25" style:family="table-cell" style:parent-style-name="Default" style:data-style-name="N99"/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 style:data-style-name="N99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lg(x) — Cos(x) = 0</text:p>
          </table:table-cell>
          <table:covered-table-cell table:number-columns-repeated="3" table:style-name="ce4"/>
          <table:covered-table-cell table:number-columns-repeated="2" table:style-name="ce8"/>
          <table:table-cell/>
        </table:table-row>
        <table:table-row table:style-name="ro1">
          <table:table-cell table:style-name="ce1" office:value-type="string" calcext:value-type="string">
            <text:p>Итерация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проверка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a) * f(x)</text:p>
          </table:table-cell>
          <table:table-cell table:style-name="ce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C3] - [.B3])/2 &gt; 0.0001" office:value-type="boolean" office:boolean-value="true" calcext:value-type="boolean">
            <text:p>ИСТИНА</text:p>
          </table:table-cell>
          <table:table-cell table:style-name="ce5" table:formula="of:=([.C3] + [.B3])/2" office:value-type="float" office:value="1.5" calcext:value-type="float">
            <text:p>1,5</text:p>
          </table:table-cell>
          <table:table-cell table:style-name="ce1" table:formula="of:=(LOG([.B3]) - COS([.B3])) * (LOG([.E3]) - COS([.E3]))" office:value-type="float" office:value="-0.056923040139289" calcext:value-type="float">
            <text:p>-0,056923040139289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table:formula="of:=IF([.F3]&lt;0;[.B3];[.E3])" office:value-type="float" office:value="1" calcext:value-type="float">
            <text:p>1</text:p>
          </table:table-cell>
          <table:table-cell table:style-name="ce5" table:formula="of:=IF([.F3] &lt; 0;[.E3];[.C3])" office:value-type="float" office:value="1.5" calcext:value-type="float">
            <text:p>1,5</text:p>
          </table:table-cell>
          <table:table-cell table:style-name="ce6" table:formula="of:=([.C4] - [.B4])/2 &gt; 0.0001" office:value-type="boolean" office:boolean-value="true" calcext:value-type="boolean">
            <text:p>ИСТИНА</text:p>
          </table:table-cell>
          <table:table-cell table:style-name="ce5" table:formula="of:=([.C4] + [.B4])/2" office:value-type="float" office:value="1.25" calcext:value-type="float">
            <text:p>1,25</text:p>
          </table:table-cell>
          <table:table-cell table:style-name="ce1" table:formula="of:=(LOG([.B4]) - COS([.B4])) * (LOG([.E4]) - COS([.E4]))" office:value-type="float" office:value="0.118008696003989" calcext:value-type="float">
            <text:p>0,118008696003989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table:formula="of:=IF([.F4]&lt;0;[.B4];[.E4])" office:value-type="float" office:value="1.25" calcext:value-type="float">
            <text:p>1,25</text:p>
          </table:table-cell>
          <table:table-cell table:style-name="ce5" table:formula="of:=IF([.F4] &lt; 0;[.E4];[.C4])" office:value-type="float" office:value="1.5" calcext:value-type="float">
            <text:p>1,5</text:p>
          </table:table-cell>
          <table:table-cell table:style-name="ce6" table:formula="of:=([.C5] - [.B5])/2 &gt; 0.0001" office:value-type="boolean" office:boolean-value="true" calcext:value-type="boolean">
            <text:p>ИСТИНА</text:p>
          </table:table-cell>
          <table:table-cell table:style-name="ce5" table:formula="of:=([.C5] + [.B5])/2" office:value-type="float" office:value="1.375" calcext:value-type="float">
            <text:p>1,375</text:p>
          </table:table-cell>
          <table:table-cell table:style-name="ce1" table:formula="of:=(LOG([.B5]) - COS([.B5])) * (LOG([.E5]) - COS([.E5]))" office:value-type="float" office:value="0.012284604736684" calcext:value-type="float">
            <text:p>0,012284604736684</text:p>
          </table:table-cell>
          <table:table-cell table:style-name="ce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table:formula="of:=IF([.F5]&lt;0;[.B5];[.E5])" office:value-type="float" office:value="1.375" calcext:value-type="float">
            <text:p>1,375</text:p>
          </table:table-cell>
          <table:table-cell table:style-name="ce5" table:formula="of:=IF([.F5] &lt; 0;[.E5];[.C5])" office:value-type="float" office:value="1.5" calcext:value-type="float">
            <text:p>1,5</text:p>
          </table:table-cell>
          <table:table-cell table:style-name="ce6" table:formula="of:=([.C6] - [.B6])/2 &gt; 0.0001" office:value-type="boolean" office:boolean-value="true" calcext:value-type="boolean">
            <text:p>ИСТИНА</text:p>
          </table:table-cell>
          <table:table-cell table:style-name="ce5" table:formula="of:=([.C6] + [.B6])/2" office:value-type="float" office:value="1.4375" calcext:value-type="float">
            <text:p>1,4375</text:p>
          </table:table-cell>
          <table:table-cell table:style-name="ce1" table:formula="of:=(LOG([.B6]) - COS([.B6])) * (LOG([.E6]) - COS([.E6]))" office:value-type="float" office:value="-0.00138958408925674" calcext:value-type="float">
            <text:p>-0,00138958408925674</text:p>
          </table:table-cell>
          <table:table-cell table:style-name="ce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table:formula="of:=IF([.F6]&lt;0;[.B6];[.E6])" office:value-type="float" office:value="1.375" calcext:value-type="float">
            <text:p>1,375</text:p>
          </table:table-cell>
          <table:table-cell table:style-name="ce5" table:formula="of:=IF([.F6] &lt; 0;[.E6];[.C6])" office:value-type="float" office:value="1.4375" calcext:value-type="float">
            <text:p>1,4375</text:p>
          </table:table-cell>
          <table:table-cell table:style-name="ce6" table:formula="of:=([.C7] - [.B7])/2 &gt; 0.0001" office:value-type="boolean" office:boolean-value="true" calcext:value-type="boolean">
            <text:p>ИСТИНА</text:p>
          </table:table-cell>
          <table:table-cell table:style-name="ce5" table:formula="of:=([.C7] + [.B7])/2" office:value-type="float" office:value="1.40625" calcext:value-type="float">
            <text:p>1,40625</text:p>
          </table:table-cell>
          <table:table-cell table:style-name="ce1" table:formula="of:=(LOG([.B7]) - COS([.B7])) * (LOG([.E7]) - COS([.E7]))" office:value-type="float" office:value="0.000885423966006062" calcext:value-type="float">
            <text:p>0,000885423966006062</text:p>
          </table:table-cell>
          <table:table-cell table:style-name="ce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table:formula="of:=ROUND(IF([.F7]&lt;0;[.B7];[.E7]);4)" office:value-type="float" office:value="1.4063" calcext:value-type="float">
            <text:p>1,4063</text:p>
          </table:table-cell>
          <table:table-cell table:style-name="ce5" table:formula="of:=IF([.F7] &lt; 0;[.E7];[.C7])" office:value-type="float" office:value="1.4375" calcext:value-type="float">
            <text:p>1,4375</text:p>
          </table:table-cell>
          <table:table-cell table:style-name="ce6" table:formula="of:=([.C8] - [.B8])/2 &gt; 0.0001" office:value-type="boolean" office:boolean-value="true" calcext:value-type="boolean">
            <text:p>ИСТИНА</text:p>
          </table:table-cell>
          <table:table-cell table:style-name="ce5" table:formula="of:=([.C8] + [.B8])/2" office:value-type="float" office:value="1.4219" calcext:value-type="float">
            <text:p>1,4219</text:p>
          </table:table-cell>
          <table:table-cell table:style-name="ce1" table:formula="of:=(LOG([.B8]) - COS([.B8])) * (LOG([.E8]) - COS([.E8]))" office:value-type="float" office:value="-0.000070898247674087" calcext:value-type="float">
            <text:p>-7,0898247674087E-05</text:p>
          </table:table-cell>
          <table:table-cell table:style-name="ce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table:formula="of:=ROUND(IF([.F8]&lt;0;[.B8];[.E8]);4)" office:value-type="float" office:value="1.4063" calcext:value-type="float">
            <text:p>1,4063</text:p>
          </table:table-cell>
          <table:table-cell table:style-name="ce5" table:formula="of:=IF([.F8] &lt; 0;[.E8];[.C8])" office:value-type="float" office:value="1.4219" calcext:value-type="float">
            <text:p>1,4219</text:p>
          </table:table-cell>
          <table:table-cell table:style-name="ce6" table:formula="of:=([.C9] - [.B9])/2 &gt; 0.0001" office:value-type="boolean" office:boolean-value="true" calcext:value-type="boolean">
            <text:p>ИСТИНА</text:p>
          </table:table-cell>
          <table:table-cell table:style-name="ce5" table:formula="of:=([.C9] + [.B9])/2" office:value-type="float" office:value="1.4141" calcext:value-type="float">
            <text:p>1,4141</text:p>
          </table:table-cell>
          <table:table-cell table:style-name="ce1" table:formula="of:=(LOG([.B9]) - COS([.B9])) * (LOG([.E9]) - COS([.E9]))" office:value-type="float" office:value="0.0000874137400638399" calcext:value-type="float">
            <text:p>8,74137400638399E-05</text:p>
          </table:table-cell>
          <table:table-cell table:style-name="ce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table:formula="of:=ROUND(IF([.F9]&lt;0;[.B9];[.E9]);4)" office:value-type="float" office:value="1.4141" calcext:value-type="float">
            <text:p>1,4141</text:p>
          </table:table-cell>
          <table:table-cell table:style-name="ce5" table:formula="of:=IF([.F9] &lt; 0;[.E9];[.C9])" office:value-type="float" office:value="1.4219" calcext:value-type="float">
            <text:p>1,4219</text:p>
          </table:table-cell>
          <table:table-cell table:style-name="ce6" table:formula="of:=([.C10] - [.B10])/2 &gt; 0.0001" office:value-type="boolean" office:boolean-value="true" calcext:value-type="boolean">
            <text:p>ИСТИНА</text:p>
          </table:table-cell>
          <table:table-cell table:style-name="ce5" table:formula="of:=([.C10] + [.B10])/2" office:value-type="float" office:value="1.418" calcext:value-type="float">
            <text:p>1,418</text:p>
          </table:table-cell>
          <table:table-cell table:style-name="ce1" table:formula="of:=(LOG([.B10]) - COS([.B10])) * (LOG([.E10]) - COS([.E10]))" office:value-type="float" office:value="0.00000293418438299917" calcext:value-type="float">
            <text:p>2,93418438299917E-06</text:p>
          </table:table-cell>
          <table:table-cell table:style-name="ce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table:formula="of:=ROUND(IF([.F10]&lt;0;[.B10];[.E10]);4)" office:value-type="float" office:value="1.418" calcext:value-type="float">
            <text:p>1,418</text:p>
          </table:table-cell>
          <table:table-cell table:style-name="ce5" table:formula="of:=IF([.F10] &lt; 0;[.E10];[.C10])" office:value-type="float" office:value="1.4219" calcext:value-type="float">
            <text:p>1,4219</text:p>
          </table:table-cell>
          <table:table-cell table:style-name="ce6" table:formula="of:=([.C11] - [.B11])/2 &gt; 0.0001" office:value-type="boolean" office:boolean-value="true" calcext:value-type="boolean">
            <text:p>ИСТИНА</text:p>
          </table:table-cell>
          <table:table-cell table:style-name="ce5" table:formula="of:=([.C11] + [.B11])/2" office:value-type="float" office:value="1.41995" calcext:value-type="float">
            <text:p>1,41995</text:p>
          </table:table-cell>
          <table:table-cell table:style-name="ce1" table:formula="of:=(LOG([.B11]) - COS([.B11])) * (LOG([.E11]) - COS([.E11]))" office:value-type="float" office:value="-0.00000105150796161317" calcext:value-type="float">
            <text:p>-1,05150796161317E-06</text:p>
          </table:table-cell>
          <table:table-cell table:style-name="ce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table:formula="of:=ROUND(IF([.F11]&lt;0;[.B11];[.E11]);4)" office:value-type="float" office:value="1.418" calcext:value-type="float">
            <text:p>1,418</text:p>
          </table:table-cell>
          <table:table-cell table:style-name="ce5" table:formula="of:=IF([.F11] &lt; 0;[.E11];[.C11])" office:value-type="float" office:value="1.41995" calcext:value-type="float">
            <text:p>1,41995</text:p>
          </table:table-cell>
          <table:table-cell table:style-name="ce6" table:formula="of:=([.C12] - [.B12])/2 &gt; 0.0001" office:value-type="boolean" office:boolean-value="true" calcext:value-type="boolean">
            <text:p>ИСТИНА</text:p>
          </table:table-cell>
          <table:table-cell table:style-name="ce5" table:formula="of:=([.C12] + [.B12])/2" office:value-type="float" office:value="1.418975" calcext:value-type="float">
            <text:p>1,418975</text:p>
          </table:table-cell>
          <table:table-cell table:style-name="ce1" table:formula="of:=(LOG([.B12]) - COS([.B12])) * (LOG([.E12]) - COS([.E12]))" office:value-type="float" office:value="-0.000000387305401533342" calcext:value-type="float">
            <text:p>-3,87305401533342E-07</text:p>
          </table:table-cell>
          <table:table-cell table:style-name="ce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table:formula="of:=ROUND(IF([.F12]&lt;0;[.B12];[.E12]);4)" office:value-type="float" office:value="1.418" calcext:value-type="float">
            <text:p>1,418</text:p>
          </table:table-cell>
          <table:table-cell table:style-name="ce5" table:formula="of:=IF([.F12] &lt; 0;[.E12];[.C12])" office:value-type="float" office:value="1.418975" calcext:value-type="float">
            <text:p>1,418975</text:p>
          </table:table-cell>
          <table:table-cell table:style-name="ce6" table:formula="of:=([.C13] - [.B13])/2 &gt; 0.0001" office:value-type="boolean" office:boolean-value="true" calcext:value-type="boolean">
            <text:p>ИСТИНА</text:p>
          </table:table-cell>
          <table:table-cell table:style-name="ce5" table:formula="of:=([.C13] + [.B13])/2" office:value-type="float" office:value="1.4184875" calcext:value-type="float">
            <text:p>1,4184875</text:p>
          </table:table-cell>
          <table:table-cell table:style-name="ce1" table:formula="of:=(LOG([.B13]) - COS([.B13])) * (LOG([.E13]) - COS([.E13]))" office:value-type="float" office:value="-0.0000000551920093341675" calcext:value-type="float">
            <text:p>-5,51920093341675E-08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table:formula="of:=ROUND(IF([.F13]&lt;0;[.B13];[.E13]);4)" office:value-type="float" office:value="1.418" calcext:value-type="float">
            <text:p>1,418</text:p>
          </table:table-cell>
          <table:table-cell table:style-name="ce5" table:formula="of:=IF([.F13] &lt; 0;[.E13];[.C13])" office:value-type="float" office:value="1.4184875" calcext:value-type="float">
            <text:p>1,4184875</text:p>
          </table:table-cell>
          <table:table-cell table:style-name="ce6" table:formula="of:=([.C14] - [.B14])/2 &gt; 0.0001" office:value-type="boolean" office:boolean-value="true" calcext:value-type="boolean">
            <text:p>ИСТИНА</text:p>
          </table:table-cell>
          <table:table-cell table:style-name="ce5" table:formula="of:=([.C14] + [.B14])/2" office:value-type="float" office:value="1.41824375" calcext:value-type="float">
            <text:p>1,41824375</text:p>
          </table:table-cell>
          <table:table-cell table:style-name="ce1" table:formula="of:=(LOG([.B14]) - COS([.B14])) * (LOG([.E14]) - COS([.E14]))" office:value-type="float" office:value="0.000000110867696548566" calcext:value-type="float">
            <text:p>1,10867696548566E-07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table:formula="of:=ROUND(IF([.F14]&lt;0;[.B14];[.E14]);4)" office:value-type="float" office:value="1.4182" calcext:value-type="float">
            <text:p>1,4182</text:p>
          </table:table-cell>
          <table:table-cell table:style-name="ce5" table:formula="of:=IF([.F14] &lt; 0;[.E14];[.C14])" office:value-type="float" office:value="1.4184875" calcext:value-type="float">
            <text:p>1,4184875</text:p>
          </table:table-cell>
          <table:table-cell table:style-name="ce6" table:formula="of:=([.C15] - [.B15])/2 &gt; 0.0001" office:value-type="boolean" office:boolean-value="true" calcext:value-type="boolean">
            <text:p>ИСТИНА</text:p>
          </table:table-cell>
          <table:table-cell table:style-name="ce5" table:formula="of:=([.C15] + [.B15])/2" office:value-type="float" office:value="1.41834375" calcext:value-type="float">
            <text:p>1,41834375</text:p>
          </table:table-cell>
          <table:table-cell table:style-name="ce1" table:formula="of:=(LOG([.B15]) - COS([.B15])) * (LOG([.E15]) - COS([.E15]))" office:value-type="float" office:value="0.000000021711096192916" calcext:value-type="float">
            <text:p>2,1711096192916E-08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table:formula="of:=ROUND(IF([.F15]&lt;0;[.B15];[.E15]);4)" office:value-type="float" office:value="1.4183" calcext:value-type="float">
            <text:p>1,4183</text:p>
          </table:table-cell>
          <table:table-cell table:style-name="ce5" table:formula="of:=IF([.F15] &lt; 0;[.E15];[.C15])" office:value-type="float" office:value="1.4184875" calcext:value-type="float">
            <text:p>1,4184875</text:p>
          </table:table-cell>
          <table:table-cell table:style-name="ce6" table:formula="of:=([.C16] - [.B16])/2 &gt; 0.0001" office:value-type="boolean" office:boolean-value="false" calcext:value-type="boolean">
            <text:p>ЛОЖЬ</text:p>
          </table:table-cell>
          <table:table-cell table:style-name="ce5" table:formula="of:=ROUND(([.C16] + [.B16])/2;4)" office:value-type="float" office:value="1.4184" calcext:value-type="float">
            <text:p>1,4184</text:p>
          </table:table-cell>
          <table:table-cell table:style-name="ce1" table:formula="of:=(LOG([.B16]) - COS([.B16])) * (LOG([.E16]) - COS([.E16]))" office:value-type="float" office:value="0.00000000115761055437975" calcext:value-type="float">
            <text:p>1,15761055437975E-09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Итог:</text:p>
          </table:table-cell>
          <table:table-cell table:style-name="ce2" table:formula="of:=[.E16]" office:value-type="float" office:value="1.4184" calcext:value-type="float">
            <text:p>1,4184</text:p>
          </table:table-cell>
          <table:table-cell table:style-name="ce2"/>
          <table:table-cell table:style-name="ce7"/>
          <table:table-cell table:style-name="ce2" table:number-columns-repeated="2"/>
          <table:table-cell/>
        </table:table-row>
        <table:table-row table:style-name="ro1" table:number-rows-repeated="7">
          <table:table-cell table:style-name="ce2" table:number-columns-repeated="3"/>
          <table:table-cell table:style-name="ce7"/>
          <table:table-cell table:style-name="ce2" table:number-columns-repeated="2"/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" table:style-name="ta1">
        <table:shapes>
          <draw:frame draw:z-index="0" draw:style-name="gr1" draw:text-style-name="P1" svg:width="17.706cm" svg:height="8.993cm" svg:x="8.979cm" svg:y="0.425cm">
            <draw:object draw:notify-on-update-of-ranges="'2'.A3:'2'.A31 '2'.B2:'2'.B2 '2'.B3:'2'.B31 '2'.A3:'2'.A31 '2'.C2:'2'.C2 '2'.C3:'2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17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Х^2- 3,2х = 1</text:p>
          </table:table-cell>
          <table:covered-table-cell table:number-columns-repeated="2"/>
          <table:table-cell table:number-columns-repeated="9"/>
          <table:table-cell table:style-name="ce3" office:value-type="string" calcext:value-type="string" table:number-columns-spanned="6" table:number-rows-spanned="1">
            <text:p>Х^2- 3,2х - 1 = 0</text:p>
          </table:table-cell>
          <table:covered-table-cell table:style-name="ce3"/>
          <table:covered-table-cell table:number-columns-repeated="4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y2</text:p>
          </table:table-cell>
          <table:table-cell table:number-columns-repeated="15"/>
        </table:table-row>
        <table:table-row table:style-name="ro1">
          <table:table-cell table:style-name="ce19" office:value-type="float" office:value="-10" calcext:value-type="float">
            <text:p>-10</text:p>
          </table:table-cell>
          <table:table-cell table:style-name="ce21" table:formula="of:=POWER([.A3];2)" office:value-type="float" office:value="100" calcext:value-type="float">
            <text:p>100</text:p>
          </table:table-cell>
          <table:table-cell table:style-name="ce21" table:formula="of:=3.2*[.A3]+1" office:value-type="float" office:value="-31" calcext:value-type="float">
            <text:p>-31</text:p>
          </table:table-cell>
          <table:table-cell table:number-columns-repeated="9"/>
          <table:table-cell table:style-name="ce18" office:value-type="string" calcext:value-type="string">
            <text:p>Итерации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проверка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f(a) * f(x)</text:p>
          </table:table-cell>
        </table:table-row>
        <table:table-row table:style-name="ro1">
          <table:table-cell table:style-name="ce19" office:value-type="string" calcext:value-type="string">
            <text:p>-9,5</text:p>
          </table:table-cell>
          <table:table-cell table:style-name="ce21" table:formula="of:=POWER([.A4];2)" office:value-type="float" office:value="90.25" calcext:value-type="float">
            <text:p>90,25</text:p>
          </table:table-cell>
          <table:table-cell table:style-name="ce21" table:formula="of:=3.2*[.A4]+1" office:value-type="float" office:value="-29.4" calcext:value-type="float">
            <text:p>-29,4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4" table:formula="of:=([.O4] - [.N4])/2 &gt; 0.0001" office:value-type="boolean" office:boolean-value="true" calcext:value-type="boolean">
            <text:p>ИСТИНА</text:p>
          </table:table-cell>
          <table:table-cell table:style-name="ce19" table:formula="of:=([.O4] + [.N4])/2" office:value-type="float" office:value="3" calcext:value-type="float">
            <text:p>3</text:p>
          </table:table-cell>
          <table:table-cell table:style-name="ce21" table:formula="of:=(POWER([.N4];2)-3.2*[.N4] - 1) * (POWER([.Q4];2)-3.2*[.Q4] - 1)" office:value-type="float" office:value="5.44000000000001" calcext:value-type="float">
            <text:p>5,44000000000001</text:p>
          </table:table-cell>
        </table:table-row>
        <table:table-row table:style-name="ro1">
          <table:table-cell table:style-name="ce19" office:value-type="float" office:value="-9" calcext:value-type="float">
            <text:p>-9</text:p>
          </table:table-cell>
          <table:table-cell table:style-name="ce21" table:formula="of:=POWER([.A5];2)" office:value-type="float" office:value="81" calcext:value-type="float">
            <text:p>81</text:p>
          </table:table-cell>
          <table:table-cell table:style-name="ce21" table:formula="of:=3.2*[.A5]+1" office:value-type="float" office:value="-27.8" calcext:value-type="float">
            <text:p>-27,8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2" table:formula="of:=IF([.R4]&lt;0;[.N4];[.Q4])" office:value-type="float" office:value="3" calcext:value-type="float">
            <text:p>3</text:p>
          </table:table-cell>
          <table:table-cell table:style-name="ce22" table:formula="of:=IF([.R4]&lt;0;[.Q4];[.O4])" office:value-type="float" office:value="4" calcext:value-type="float">
            <text:p>4</text:p>
          </table:table-cell>
          <table:table-cell table:style-name="ce24" table:formula="of:=([.O5] - [.N5])/2 &gt; 0.0001" office:value-type="boolean" office:boolean-value="true" calcext:value-type="boolean">
            <text:p>ИСТИНА</text:p>
          </table:table-cell>
          <table:table-cell table:style-name="ce19" table:formula="of:=([.O5] + [.N5])/2" office:value-type="float" office:value="3.5" calcext:value-type="float">
            <text:p>3,5</text:p>
          </table:table-cell>
          <table:table-cell table:style-name="ce21" table:formula="of:=(POWER([.N5];2)-3.2*[.N5] - 1) * (POWER([.Q5];2)-3.2*[.Q5] - 1)" office:value-type="float" office:value="-0.0799999999999984" calcext:value-type="float">
            <text:p>-0,0799999999999984</text:p>
          </table:table-cell>
        </table:table-row>
        <table:table-row table:style-name="ro1">
          <table:table-cell table:style-name="ce19" office:value-type="float" office:value="-8.5" calcext:value-type="float">
            <text:p>-8,5</text:p>
          </table:table-cell>
          <table:table-cell table:style-name="ce21" table:formula="of:=POWER([.A6];2)" office:value-type="float" office:value="72.25" calcext:value-type="float">
            <text:p>72,25</text:p>
          </table:table-cell>
          <table:table-cell table:style-name="ce21" table:formula="of:=3.2*[.A6]+1" office:value-type="float" office:value="-26.2" calcext:value-type="float">
            <text:p>-26,2</text:p>
          </table:table-cell>
          <table:table-cell table:number-columns-repeated="9"/>
          <table:table-cell table:style-name="ce18" office:value-type="float" office:value="3" calcext:value-type="float">
            <text:p>3</text:p>
          </table:table-cell>
          <table:table-cell table:style-name="ce22" table:formula="of:=IF([.R5]&lt;0;[.N5];[.Q5])" office:value-type="float" office:value="3" calcext:value-type="float">
            <text:p>3</text:p>
          </table:table-cell>
          <table:table-cell table:style-name="ce22" table:formula="of:=IF([.R5]&lt;0;[.Q5];[.O5])" office:value-type="float" office:value="3.5" calcext:value-type="float">
            <text:p>3,5</text:p>
          </table:table-cell>
          <table:table-cell table:style-name="ce24" table:formula="of:=([.O6] - [.N6])/2 &gt; 0.0001" office:value-type="boolean" office:boolean-value="true" calcext:value-type="boolean">
            <text:p>ИСТИНА</text:p>
          </table:table-cell>
          <table:table-cell table:style-name="ce19" table:formula="of:=([.O6] + [.N6])/2" office:value-type="float" office:value="3.25" calcext:value-type="float">
            <text:p>3,25</text:p>
          </table:table-cell>
          <table:table-cell table:style-name="ce21" table:formula="of:=(POWER([.N6];2)-3.2*[.N6] - 1) * (POWER([.Q6];2)-3.2*[.Q6] - 1)" office:value-type="float" office:value="1.34" calcext:value-type="float">
            <text:p>1,34</text:p>
          </table:table-cell>
        </table:table-row>
        <table:table-row table:style-name="ro1">
          <table:table-cell table:style-name="ce19" office:value-type="float" office:value="-8" calcext:value-type="float">
            <text:p>-8</text:p>
          </table:table-cell>
          <table:table-cell table:style-name="ce21" table:formula="of:=POWER([.A7];2)" office:value-type="float" office:value="64" calcext:value-type="float">
            <text:p>64</text:p>
          </table:table-cell>
          <table:table-cell table:style-name="ce21" table:formula="of:=3.2*[.A7]+1" office:value-type="float" office:value="-24.6" calcext:value-type="float">
            <text:p>-24,6</text:p>
          </table:table-cell>
          <table:table-cell table:number-columns-repeated="9"/>
          <table:table-cell table:style-name="ce18" office:value-type="float" office:value="4" calcext:value-type="float">
            <text:p>4</text:p>
          </table:table-cell>
          <table:table-cell table:style-name="ce22" table:formula="of:=IF([.R6]&lt;0;[.N6];[.Q6])" office:value-type="float" office:value="3.25" calcext:value-type="float">
            <text:p>3,25</text:p>
          </table:table-cell>
          <table:table-cell table:style-name="ce22" table:formula="of:=IF([.R6]&lt;0;[.Q6];[.O6])" office:value-type="float" office:value="3.5" calcext:value-type="float">
            <text:p>3,5</text:p>
          </table:table-cell>
          <table:table-cell table:style-name="ce24" table:formula="of:=([.O7] - [.N7])/2 &gt; 0.0001" office:value-type="boolean" office:boolean-value="true" calcext:value-type="boolean">
            <text:p>ИСТИНА</text:p>
          </table:table-cell>
          <table:table-cell table:style-name="ce19" table:formula="of:=([.O7] + [.N7])/2" office:value-type="float" office:value="3.375" calcext:value-type="float">
            <text:p>3,375</text:p>
          </table:table-cell>
          <table:table-cell table:style-name="ce21" table:formula="of:=(POWER([.N7];2)-3.2*[.N7] - 1) * (POWER([.Q7];2)-3.2*[.Q7] - 1)" office:value-type="float" office:value="0.342851562500001" calcext:value-type="float">
            <text:p>0,342851562500001</text:p>
          </table:table-cell>
        </table:table-row>
        <table:table-row table:style-name="ro1">
          <table:table-cell table:style-name="ce19" office:value-type="float" office:value="-7.5" calcext:value-type="float">
            <text:p>-7,5</text:p>
          </table:table-cell>
          <table:table-cell table:style-name="ce21" table:formula="of:=POWER([.A8];2)" office:value-type="float" office:value="56.25" calcext:value-type="float">
            <text:p>56,25</text:p>
          </table:table-cell>
          <table:table-cell table:style-name="ce21" table:formula="of:=3.2*[.A8]+1" office:value-type="float" office:value="-23" calcext:value-type="float">
            <text:p>-23</text:p>
          </table:table-cell>
          <table:table-cell table:number-columns-repeated="9"/>
          <table:table-cell table:style-name="ce18" office:value-type="float" office:value="5" calcext:value-type="float">
            <text:p>5</text:p>
          </table:table-cell>
          <table:table-cell table:style-name="ce22" table:formula="of:=IF([.R7]&lt;0;[.N7];[.Q7])" office:value-type="float" office:value="3.375" calcext:value-type="float">
            <text:p>3,375</text:p>
          </table:table-cell>
          <table:table-cell table:style-name="ce22" table:formula="of:=IF([.R7]&lt;0;[.Q7];[.O7])" office:value-type="float" office:value="3.5" calcext:value-type="float">
            <text:p>3,5</text:p>
          </table:table-cell>
          <table:table-cell table:style-name="ce24" table:formula="of:=([.O8] - [.N8])/2 &gt; 0.0001" office:value-type="boolean" office:boolean-value="true" calcext:value-type="boolean">
            <text:p>ИСТИНА</text:p>
          </table:table-cell>
          <table:table-cell table:style-name="ce19" table:formula="of:=([.O8] + [.N8])/2" office:value-type="float" office:value="3.4375" calcext:value-type="float">
            <text:p>3,4375</text:p>
          </table:table-cell>
          <table:table-cell table:style-name="ce21" table:formula="of:=(POWER([.N8];2)-3.2*[.N8] - 1) * (POWER([.Q8];2)-3.2*[.Q8] - 1)" office:value-type="float" office:value="0.0751586914062501" calcext:value-type="float">
            <text:p>0,0751586914062501</text:p>
          </table:table-cell>
        </table:table-row>
        <table:table-row table:style-name="ro1">
          <table:table-cell table:style-name="ce19" office:value-type="float" office:value="-7" calcext:value-type="float">
            <text:p>-7</text:p>
          </table:table-cell>
          <table:table-cell table:style-name="ce21" table:formula="of:=POWER([.A9];2)" office:value-type="float" office:value="49" calcext:value-type="float">
            <text:p>49</text:p>
          </table:table-cell>
          <table:table-cell table:style-name="ce21" table:formula="of:=3.2*[.A9]+1" office:value-type="float" office:value="-21.4" calcext:value-type="float">
            <text:p>-21,4</text:p>
          </table:table-cell>
          <table:table-cell table:number-columns-repeated="9"/>
          <table:table-cell table:style-name="ce18" office:value-type="float" office:value="6" calcext:value-type="float">
            <text:p>6</text:p>
          </table:table-cell>
          <table:table-cell table:style-name="ce22" table:formula="of:=IF([.R8]&lt;0;[.N8];[.Q8])" office:value-type="float" office:value="3.4375" calcext:value-type="float">
            <text:p>3,4375</text:p>
          </table:table-cell>
          <table:table-cell table:style-name="ce22" table:formula="of:=IF([.R8]&lt;0;[.Q8];[.O8])" office:value-type="float" office:value="3.5" calcext:value-type="float">
            <text:p>3,5</text:p>
          </table:table-cell>
          <table:table-cell table:style-name="ce24" table:formula="of:=([.O9] - [.N9])/2 &gt; 0.0001" office:value-type="boolean" office:boolean-value="true" calcext:value-type="boolean">
            <text:p>ИСТИНА</text:p>
          </table:table-cell>
          <table:table-cell table:style-name="ce19" table:formula="of:=([.O9] + [.N9])/2" office:value-type="float" office:value="3.46875" calcext:value-type="float">
            <text:p>3,46875</text:p>
          </table:table-cell>
          <table:table-cell table:style-name="ce21" table:formula="of:=(POWER([.N9];2)-3.2*[.N9] - 1) * (POWER([.Q9];2)-3.2*[.Q9] - 1)" office:value-type="float" office:value="0.0124427795410159" calcext:value-type="float">
            <text:p>0,0124427795410159</text:p>
          </table:table-cell>
        </table:table-row>
        <table:table-row table:style-name="ro1">
          <table:table-cell table:style-name="ce19" office:value-type="float" office:value="-6.5" calcext:value-type="float">
            <text:p>-6,5</text:p>
          </table:table-cell>
          <table:table-cell table:style-name="ce21" table:formula="of:=POWER([.A10];2)" office:value-type="float" office:value="42.25" calcext:value-type="float">
            <text:p>42,25</text:p>
          </table:table-cell>
          <table:table-cell table:style-name="ce21" table:formula="of:=3.2*[.A10]+1" office:value-type="float" office:value="-19.8" calcext:value-type="float">
            <text:p>-19,8</text:p>
          </table:table-cell>
          <table:table-cell table:number-columns-repeated="9"/>
          <table:table-cell table:style-name="ce18" office:value-type="float" office:value="7" calcext:value-type="float">
            <text:p>7</text:p>
          </table:table-cell>
          <table:table-cell table:style-name="ce22" table:formula="of:=IF([.R9]&lt;0;[.N9];[.Q9])" office:value-type="float" office:value="3.46875" calcext:value-type="float">
            <text:p>3,46875</text:p>
          </table:table-cell>
          <table:table-cell table:style-name="ce22" table:formula="of:=IF([.R9]&lt;0;[.Q9];[.O9])" office:value-type="float" office:value="3.5" calcext:value-type="float">
            <text:p>3,5</text:p>
          </table:table-cell>
          <table:table-cell table:style-name="ce24" table:formula="of:=([.O10] - [.N10])/2 &gt; 0.0001" office:value-type="boolean" office:boolean-value="true" calcext:value-type="boolean">
            <text:p>ИСТИНА</text:p>
          </table:table-cell>
          <table:table-cell table:style-name="ce19" table:formula="of:=([.O10] + [.N10])/2" office:value-type="float" office:value="3.484375" calcext:value-type="float">
            <text:p>3,484375</text:p>
          </table:table-cell>
          <table:table-cell table:style-name="ce21" table:formula="of:=(POWER([.N10];2)-3.2*[.N10] - 1) * (POWER([.Q10];2)-3.2*[.Q10] - 1)" office:value-type="float" office:value="0.000618829727172889" calcext:value-type="float">
            <text:p>0,000618829727172889</text:p>
          </table:table-cell>
        </table:table-row>
        <table:table-row table:style-name="ro1">
          <table:table-cell table:style-name="ce19" office:value-type="float" office:value="-6" calcext:value-type="float">
            <text:p>-6</text:p>
          </table:table-cell>
          <table:table-cell table:style-name="ce21" table:formula="of:=POWER([.A11];2)" office:value-type="float" office:value="36" calcext:value-type="float">
            <text:p>36</text:p>
          </table:table-cell>
          <table:table-cell table:style-name="ce21" table:formula="of:=3.2*[.A11]+1" office:value-type="float" office:value="-18.2" calcext:value-type="float">
            <text:p>-18,2</text:p>
          </table:table-cell>
          <table:table-cell table:number-columns-repeated="9"/>
          <table:table-cell table:style-name="ce18" office:value-type="float" office:value="8" calcext:value-type="float">
            <text:p>8</text:p>
          </table:table-cell>
          <table:table-cell table:style-name="ce22" table:formula="of:=IF([.R10]&lt;0;[.N10];[.Q10])" office:value-type="float" office:value="3.484375" calcext:value-type="float">
            <text:p>3,484375</text:p>
          </table:table-cell>
          <table:table-cell table:style-name="ce22" table:formula="of:=IF([.R10]&lt;0;[.Q10];[.O10])" office:value-type="float" office:value="3.5" calcext:value-type="float">
            <text:p>3,5</text:p>
          </table:table-cell>
          <table:table-cell table:style-name="ce24" table:formula="of:=([.O11] - [.N11])/2 &gt; 0.0001" office:value-type="boolean" office:boolean-value="true" calcext:value-type="boolean">
            <text:p>ИСТИНА</text:p>
          </table:table-cell>
          <table:table-cell table:style-name="ce19" table:formula="of:=([.O11] + [.N11])/2" office:value-type="float" office:value="3.4921875" calcext:value-type="float">
            <text:p>3,4921875</text:p>
          </table:table-cell>
          <table:table-cell table:style-name="ce21" table:formula="of:=(POWER([.N11];2)-3.2*[.N11] - 1) * (POWER([.Q11];2)-3.2*[.Q11] - 1)" office:value-type="float" office:value="-0.000186027884483338" calcext:value-type="float">
            <text:p>-0,000186027884483338</text:p>
          </table:table-cell>
        </table:table-row>
        <table:table-row table:style-name="ro1">
          <table:table-cell table:style-name="ce19" office:value-type="string" calcext:value-type="string">
            <text:p>-5,5</text:p>
          </table:table-cell>
          <table:table-cell table:style-name="ce21" table:formula="of:=POWER([.A12];2)" office:value-type="float" office:value="30.25" calcext:value-type="float">
            <text:p>30,25</text:p>
          </table:table-cell>
          <table:table-cell table:style-name="ce21" table:formula="of:=3.2*[.A12]+1" office:value-type="float" office:value="-16.6" calcext:value-type="float">
            <text:p>-16,6</text:p>
          </table:table-cell>
          <table:table-cell table:number-columns-repeated="9"/>
          <table:table-cell table:style-name="ce18" office:value-type="float" office:value="9" calcext:value-type="float">
            <text:p>9</text:p>
          </table:table-cell>
          <table:table-cell table:style-name="ce22" table:formula="of:=IF([.R11]&lt;0;[.N11];[.Q11])" office:value-type="float" office:value="3.484375" calcext:value-type="float">
            <text:p>3,484375</text:p>
          </table:table-cell>
          <table:table-cell table:style-name="ce22" table:formula="of:=IF([.R11]&lt;0;[.Q11];[.O11])" office:value-type="float" office:value="3.4921875" calcext:value-type="float">
            <text:p>3,4921875</text:p>
          </table:table-cell>
          <table:table-cell table:style-name="ce24" table:formula="of:=([.O12] - [.N12])/2 &gt; 0.0001" office:value-type="boolean" office:boolean-value="true" calcext:value-type="boolean">
            <text:p>ИСТИНА</text:p>
          </table:table-cell>
          <table:table-cell table:style-name="ce19" table:formula="of:=([.O12] + [.N12])/2" office:value-type="float" office:value="3.48828125" calcext:value-type="float">
            <text:p>3,48828125</text:p>
          </table:table-cell>
          <table:table-cell table:style-name="ce21" table:formula="of:=(POWER([.N12];2)-3.2*[.N12] - 1) * (POWER([.Q12];2)-3.2*[.Q12] - 1)" office:value-type="float" office:value="-0.0000511883199214826" calcext:value-type="float">
            <text:p>-5,11883199214826E-05</text:p>
          </table:table-cell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21" table:formula="of:=POWER([.A13];2)" office:value-type="float" office:value="25" calcext:value-type="float">
            <text:p>25</text:p>
          </table:table-cell>
          <table:table-cell table:style-name="ce21" table:formula="of:=3.2*[.A13]+1" office:value-type="float" office:value="-15" calcext:value-type="float">
            <text:p>-15</text:p>
          </table:table-cell>
          <table:table-cell table:number-columns-repeated="9"/>
          <table:table-cell table:style-name="ce18" office:value-type="float" office:value="10" calcext:value-type="float">
            <text:p>10</text:p>
          </table:table-cell>
          <table:table-cell table:style-name="ce22" table:formula="of:=IF([.R12]&lt;0;[.N12];[.Q12])" office:value-type="float" office:value="3.484375" calcext:value-type="float">
            <text:p>3,484375</text:p>
          </table:table-cell>
          <table:table-cell table:style-name="ce22" table:formula="of:=IF([.R12]&lt;0;[.Q12];[.O12])" office:value-type="float" office:value="3.48828125" calcext:value-type="float">
            <text:p>3,48828125</text:p>
          </table:table-cell>
          <table:table-cell table:style-name="ce24" table:formula="of:=([.O13] - [.N13])/2 &gt; 0.0001" office:value-type="boolean" office:boolean-value="true" calcext:value-type="boolean">
            <text:p>ИСТИНА</text:p>
          </table:table-cell>
          <table:table-cell table:style-name="ce19" table:formula="of:=([.O13] + [.N13])/2" office:value-type="float" office:value="3.486328125" calcext:value-type="float">
            <text:p>3,486328125</text:p>
          </table:table-cell>
          <table:table-cell table:style-name="ce21" table:formula="of:=(POWER([.N13];2)-3.2*[.N13] - 1) * (POWER([.Q13];2)-3.2*[.Q13] - 1)" office:value-type="float" office:value="0.0000161269679665572" calcext:value-type="float">
            <text:p>1,61269679665572E-05</text:p>
          </table:table-cell>
        </table:table-row>
        <table:table-row table:style-name="ro1">
          <table:table-cell table:style-name="ce19" office:value-type="float" office:value="-4.5" calcext:value-type="float">
            <text:p>-4,5</text:p>
          </table:table-cell>
          <table:table-cell table:style-name="ce21" table:formula="of:=POWER([.A14];2)" office:value-type="float" office:value="20.25" calcext:value-type="float">
            <text:p>20,25</text:p>
          </table:table-cell>
          <table:table-cell table:style-name="ce21" table:formula="of:=3.2*[.A14]+1" office:value-type="float" office:value="-13.4" calcext:value-type="float">
            <text:p>-13,4</text:p>
          </table:table-cell>
          <table:table-cell table:number-columns-repeated="9"/>
          <table:table-cell table:style-name="ce18" office:value-type="float" office:value="11" calcext:value-type="float">
            <text:p>11</text:p>
          </table:table-cell>
          <table:table-cell table:style-name="ce22" table:formula="of:=IF([.R13]&lt;0;[.N13];[.Q13])" office:value-type="float" office:value="3.486328125" calcext:value-type="float">
            <text:p>3,486328125</text:p>
          </table:table-cell>
          <table:table-cell table:style-name="ce22" table:formula="of:=IF([.R13]&lt;0;[.Q13];[.O13])" office:value-type="float" office:value="3.48828125" calcext:value-type="float">
            <text:p>3,48828125</text:p>
          </table:table-cell>
          <table:table-cell table:style-name="ce24" table:formula="of:=([.O14] - [.N14])/2 &gt; 0.0001" office:value-type="boolean" office:boolean-value="true" calcext:value-type="boolean">
            <text:p>ИСТИНА</text:p>
          </table:table-cell>
          <table:table-cell table:style-name="ce19" table:formula="of:=([.O14] + [.N14])/2" office:value-type="float" office:value="3.4873046875" calcext:value-type="float">
            <text:p>3,4873046875</text:p>
          </table:table-cell>
          <table:table-cell table:style-name="ce21" table:formula="of:=(POWER([.N14];2)-3.2*[.N14] - 1) * (POWER([.Q14];2)-3.2*[.Q14] - 1)" office:value-type="float" office:value="-0.00000338931786245541" calcext:value-type="float">
            <text:p>-3,38931786245541E-06</text:p>
          </table:table-cell>
        </table:table-row>
        <table:table-row table:style-name="ro1">
          <table:table-cell table:style-name="ce19" office:value-type="float" office:value="-4" calcext:value-type="float">
            <text:p>-4</text:p>
          </table:table-cell>
          <table:table-cell table:style-name="ce21" table:formula="of:=POWER([.A15];2)" office:value-type="float" office:value="16" calcext:value-type="float">
            <text:p>16</text:p>
          </table:table-cell>
          <table:table-cell table:style-name="ce21" table:formula="of:=3.2*[.A15]+1" office:value-type="float" office:value="-11.8" calcext:value-type="float">
            <text:p>-11,8</text:p>
          </table:table-cell>
          <table:table-cell table:number-columns-repeated="9"/>
          <table:table-cell table:style-name="ce18" office:value-type="float" office:value="12" calcext:value-type="float">
            <text:p>12</text:p>
          </table:table-cell>
          <table:table-cell table:style-name="ce22" table:formula="of:=IF([.R14]&lt;0;[.N14];[.Q14])" office:value-type="float" office:value="3.486328125" calcext:value-type="float">
            <text:p>3,486328125</text:p>
          </table:table-cell>
          <table:table-cell table:style-name="ce22" table:formula="of:=IF([.R14]&lt;0;[.Q14];[.O14])" office:value-type="float" office:value="3.4873046875" calcext:value-type="float">
            <text:p>3,4873046875</text:p>
          </table:table-cell>
          <table:table-cell table:style-name="ce24" table:formula="of:=([.O15] - [.N15])/2 &gt; 0.0001" office:value-type="boolean" office:boolean-value="true" calcext:value-type="boolean">
            <text:p>ИСТИНА</text:p>
          </table:table-cell>
          <table:table-cell table:style-name="ce19" table:formula="of:=([.O15] + [.N15])/2" office:value-type="float" office:value="3.48681640625" calcext:value-type="float">
            <text:p>3,48681640625</text:p>
          </table:table-cell>
          <table:table-cell table:style-name="ce21" table:formula="of:=(POWER([.N15];2)-3.2*[.N15] - 1) * (POWER([.Q15];2)-3.2*[.Q15] - 1)" office:value-type="float" office:value="-0.000000134498077385897" calcext:value-type="float">
            <text:p>-1,34498077385897E-07</text:p>
          </table:table-cell>
        </table:table-row>
        <table:table-row table:style-name="ro1">
          <table:table-cell table:style-name="ce19" office:value-type="float" office:value="-3.5" calcext:value-type="float">
            <text:p>-3,5</text:p>
          </table:table-cell>
          <table:table-cell table:style-name="ce21" table:formula="of:=POWER([.A16];2)" office:value-type="float" office:value="12.25" calcext:value-type="float">
            <text:p>12,25</text:p>
          </table:table-cell>
          <table:table-cell table:style-name="ce21" table:formula="of:=3.2*[.A16]+1" office:value-type="float" office:value="-10.2" calcext:value-type="float">
            <text:p>-10,2</text:p>
          </table:table-cell>
          <table:table-cell table:number-columns-repeated="9"/>
          <table:table-cell table:style-name="ce18" office:value-type="float" office:value="13" calcext:value-type="float">
            <text:p>13</text:p>
          </table:table-cell>
          <table:table-cell table:style-name="ce22" table:formula="of:=IF([.R15]&lt;0;[.N15];[.Q15])" office:value-type="float" office:value="3.486328125" calcext:value-type="float">
            <text:p>3,486328125</text:p>
          </table:table-cell>
          <table:table-cell table:style-name="ce22" table:formula="of:=IF([.R15]&lt;0;[.Q15];[.O15])" office:value-type="float" office:value="3.48681640625" calcext:value-type="float">
            <text:p>3,48681640625</text:p>
          </table:table-cell>
          <table:table-cell table:style-name="ce24" table:formula="of:=([.O16] - [.N16])/2 &gt; 0.0001" office:value-type="boolean" office:boolean-value="true" calcext:value-type="boolean">
            <text:p>ИСТИНА</text:p>
          </table:table-cell>
          <table:table-cell table:style-name="ce19" table:formula="of:=([.O16] + [.N16])/2" office:value-type="float" office:value="3.486572265625" calcext:value-type="float">
            <text:p>3,486572265625</text:p>
          </table:table-cell>
          <table:table-cell table:style-name="ce21" table:formula="of:=(POWER([.N16];2)-3.2*[.N16] - 1) * (POWER([.Q16];2)-3.2*[.Q16] - 1)" office:value-type="float" office:value="0.00000149259599311524" calcext:value-type="float">
            <text:p>1,49259599311524E-06</text:p>
          </table:table-cell>
        </table:table-row>
        <table:table-row table:style-name="ro1">
          <table:table-cell table:style-name="ce19" office:value-type="float" office:value="-3" calcext:value-type="float">
            <text:p>-3</text:p>
          </table:table-cell>
          <table:table-cell table:style-name="ce21" table:formula="of:=POWER([.A17];2)" office:value-type="float" office:value="9" calcext:value-type="float">
            <text:p>9</text:p>
          </table:table-cell>
          <table:table-cell table:style-name="ce21" table:formula="of:=3.2*[.A17]+1" office:value-type="float" office:value="-8.6" calcext:value-type="float">
            <text:p>-8,6</text:p>
          </table:table-cell>
          <table:table-cell table:number-columns-repeated="9"/>
          <table:table-cell table:style-name="ce18" office:value-type="float" office:value="14" calcext:value-type="float">
            <text:p>14</text:p>
          </table:table-cell>
          <table:table-cell table:style-name="ce22" table:formula="of:=IF([.R16]&lt;0;[.N16];[.Q16])" office:value-type="float" office:value="3.486572265625" calcext:value-type="float">
            <text:p>3,486572265625</text:p>
          </table:table-cell>
          <table:table-cell table:style-name="ce22" table:formula="of:=IF([.R16]&lt;0;[.Q16];[.O16])" office:value-type="float" office:value="3.48681640625" calcext:value-type="float">
            <text:p>3,48681640625</text:p>
          </table:table-cell>
          <table:table-cell table:style-name="ce24" table:formula="of:=([.O17] - [.N17])/2 &gt; 0.0001" office:value-type="boolean" office:boolean-value="true" calcext:value-type="boolean">
            <text:p>ИСТИНА</text:p>
          </table:table-cell>
          <table:table-cell table:style-name="ce19" table:formula="of:=ROUND(([.O17] + [.N17])/2;4)" office:value-type="float" office:value="3.4867" calcext:value-type="float">
            <text:p>3,4867</text:p>
          </table:table-cell>
          <table:table-cell table:style-name="ce21" table:formula="of:=(POWER([.N17];2)-3.2*[.N17] - 1) * (POWER([.Q17];2)-3.2*[.Q17] - 1)" office:value-type="float" office:value="0.000000306859386088633" calcext:value-type="float">
            <text:p>3,06859386088633E-07</text:p>
          </table:table-cell>
        </table:table-row>
        <table:table-row table:style-name="ro1">
          <table:table-cell table:style-name="ce19" office:value-type="float" office:value="-2.5" calcext:value-type="float">
            <text:p>-2,5</text:p>
          </table:table-cell>
          <table:table-cell table:style-name="ce21" table:formula="of:=POWER([.A18];2)" office:value-type="float" office:value="6.25" calcext:value-type="float">
            <text:p>6,25</text:p>
          </table:table-cell>
          <table:table-cell table:style-name="ce21" table:formula="of:=3.2*[.A18]+1" office:value-type="float" office:value="-7" calcext:value-type="float">
            <text:p>-7</text:p>
          </table:table-cell>
          <table:table-cell table:number-columns-repeated="9"/>
          <table:table-cell table:style-name="ce3"/>
          <table:table-cell table:style-name="ce23" table:number-columns-repeated="2"/>
          <table:table-cell table:style-name="ce25"/>
          <table:table-cell table:style-name="ce20"/>
          <table:table-cell/>
        </table:table-row>
        <table:table-row table:style-name="ro1">
          <table:table-cell table:style-name="ce19" office:value-type="float" office:value="-2" calcext:value-type="float">
            <text:p>-2</text:p>
          </table:table-cell>
          <table:table-cell table:style-name="ce21" table:formula="of:=POWER([.A19];2)" office:value-type="float" office:value="4" calcext:value-type="float">
            <text:p>4</text:p>
          </table:table-cell>
          <table:table-cell table:style-name="ce21" table:formula="of:=3.2*[.A19]+1" office:value-type="float" office:value="-5.4" calcext:value-type="float">
            <text:p>-5,4</text:p>
          </table:table-cell>
          <table:table-cell table:number-columns-repeated="9"/>
          <table:table-cell table:style-name="ce3" office:value-type="string" calcext:value-type="string">
            <text:p>Итог:</text:p>
          </table:table-cell>
          <table:table-cell table:style-name="ce23" table:formula="of:=[.Q17]" office:value-type="float" office:value="3.4867" calcext:value-type="float">
            <text:p>3,4867</text:p>
          </table:table-cell>
          <table:table-cell table:style-name="ce23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-1.5" calcext:value-type="float">
            <text:p>-1,5</text:p>
          </table:table-cell>
          <table:table-cell table:style-name="ce21" table:formula="of:=POWER([.A20];2)" office:value-type="float" office:value="2.25" calcext:value-type="float">
            <text:p>2,25</text:p>
          </table:table-cell>
          <table:table-cell table:style-name="ce21" table:formula="of:=3.2*[.A20]+1" office:value-type="float" office:value="-3.8" calcext:value-type="float">
            <text:p>-3,8</text:p>
          </table:table-cell>
          <table:table-cell table:number-columns-repeated="9"/>
          <table:table-cell table:style-name="ce3"/>
          <table:table-cell table:style-name="ce23" table:number-columns-repeated="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1" table:formula="of:=POWER([.A21];2)" office:value-type="float" office:value="1" calcext:value-type="float">
            <text:p>1</text:p>
          </table:table-cell>
          <table:table-cell table:style-name="ce21" table:formula="of:=3.2*[.A21]+1" office:value-type="float" office:value="-2.2" calcext:value-type="float">
            <text:p>-2,2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-0.5" calcext:value-type="float">
            <text:p>-0,5</text:p>
          </table:table-cell>
          <table:table-cell table:style-name="ce21" table:formula="of:=POWER([.A22];2)" office:value-type="float" office:value="0.25" calcext:value-type="float">
            <text:p>0,25</text:p>
          </table:table-cell>
          <table:table-cell table:style-name="ce21" table:formula="of:=3.2*[.A22]+1" office:value-type="float" office:value="-0.6" calcext:value-type="float">
            <text:p>-0,6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1" table:formula="of:=POWER([.A23];2)" office:value-type="float" office:value="0" calcext:value-type="float">
            <text:p>0</text:p>
          </table:table-cell>
          <table:table-cell table:style-name="ce21" table:formula="of:=3.2*[.A23]+1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8" table:number-rows-spanned="2">
            <text:p>Корни находятся в областях точек 0 и 3.5 по оси x.</text:p>
          </table:table-cell>
          <table:covered-table-cell table:number-columns-repeated="7"/>
          <table:table-cell table:number-columns-repeated="3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table:formula="of:=POWER([.A24];2)" office:value-type="float" office:value="1" calcext:value-type="float">
            <text:p>1</text:p>
          </table:table-cell>
          <table:table-cell table:style-name="ce21" table:formula="of:=3.2*[.A24]+1" office:value-type="float" office:value="4.2" calcext:value-type="float">
            <text:p>4,2</text:p>
          </table:table-cell>
          <table:table-cell/>
          <table:covered-table-cell table:number-columns-repeated="8"/>
          <table:table-cell table:number-columns-repeated="3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1" table:formula="of:=POWER([.A25];2)" office:value-type="float" office:value="4" calcext:value-type="float">
            <text:p>4</text:p>
          </table:table-cell>
          <table:table-cell table:style-name="ce21" table:formula="of:=3.2*[.A25]+1" office:value-type="float" office:value="7.4" calcext:value-type="float">
            <text:p>7,4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1" table:formula="of:=POWER([.A26];2)" office:value-type="float" office:value="9" calcext:value-type="float">
            <text:p>9</text:p>
          </table:table-cell>
          <table:table-cell table:style-name="ce21" table:formula="of:=3.2*[.A26]+1" office:value-type="float" office:value="10.6" calcext:value-type="float">
            <text:p>10,6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1" table:formula="of:=POWER([.A27];2)" office:value-type="float" office:value="16" calcext:value-type="float">
            <text:p>16</text:p>
          </table:table-cell>
          <table:table-cell table:style-name="ce21" table:formula="of:=3.2*[.A27]+1" office:value-type="float" office:value="13.8" calcext:value-type="float">
            <text:p>13,8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1" table:formula="of:=POWER([.A28];2)" office:value-type="float" office:value="25" calcext:value-type="float">
            <text:p>25</text:p>
          </table:table-cell>
          <table:table-cell table:style-name="ce21" table:formula="of:=3.2*[.A28]+1" office:value-type="float" office:value="17" calcext:value-type="float">
            <text:p>17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1" table:formula="of:=POWER([.A29];2)" office:value-type="float" office:value="36" calcext:value-type="float">
            <text:p>36</text:p>
          </table:table-cell>
          <table:table-cell table:style-name="ce21" table:formula="of:=3.2*[.A29]+1" office:value-type="float" office:value="20.2" calcext:value-type="float">
            <text:p>20,2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1" table:formula="of:=POWER([.A30];2)" office:value-type="float" office:value="49" calcext:value-type="float">
            <text:p>49</text:p>
          </table:table-cell>
          <table:table-cell table:style-name="ce21" table:formula="of:=3.2*[.A30]+1" office:value-type="float" office:value="23.4" calcext:value-type="float">
            <text:p>23,4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1" table:formula="of:=POWER([.A31];2)" office:value-type="float" office:value="64" calcext:value-type="float">
            <text:p>64</text:p>
          </table:table-cell>
          <table:table-cell table:style-name="ce21" table:formula="of:=3.2*[.A31]+1" office:value-type="float" office:value="26.6" calcext:value-type="float">
            <text:p>26,6</text:p>
          </table:table-cell>
          <table:table-cell table:number-columns-repeated="12"/>
          <table:table-cell table:style-name="ce25"/>
          <table:table-cell table:number-columns-repeated="2"/>
        </table:table-row>
        <table:table-row table:style-name="ro1" table:number-rows-repeated="2">
          <table:table-cell table:number-columns-repeated="15"/>
          <table:table-cell table:style-name="ce25"/>
          <table:table-cell table:number-columns-repeated="2"/>
        </table:table-row>
        <table:table-row table:style-name="ro1" table:number-rows-repeated="10485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3" table:style-name="ta1">
        <table:shapes>
          <draw:frame draw:z-index="0" draw:style-name="gr1" draw:text-style-name="P1" svg:width="15.999cm" svg:height="8.999cm" svg:x="9.056cm" svg:y="1.004cm">
            <draw:object draw:notify-on-update-of-ranges="'3'.A3:'3'.A3 '3'.A4:'3'.A24 '3'.B3:'3'.B3 '3'.B4:'3'.B24 '3'.A3:'3'.A3 '3'.A4:'3'.A24 '3'.C3:'3'.C3 '3'.C4:'3'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ce37"/>
        <table:table-column table:style-name="co3" table:number-columns-repeated="9" table:default-cell-style-name="Default"/>
        <table:table-column table:style-name="co3" table:number-columns-repeated="3" table:default-cell-style-name="ce37"/>
        <table:table-column table:style-name="co6" table:default-cell-style-name="ce38"/>
        <table:table-row table:style-name="ro1">
          <table:table-cell table:style-name="ce35" office:value-type="string" calcext:value-type="string" table:number-columns-spanned="3" table:number-rows-spanned="1">
            <text:p>4x-3lnx=4</text:p>
          </table:table-cell>
          <table:covered-table-cell table:number-columns-repeated="2" table:style-name="Default"/>
          <table:table-cell table:number-columns-repeated="9"/>
          <table:table-cell table:style-name="ce35" office:value-type="string" calcext:value-type="string" table:number-columns-spanned="4" table:number-rows-spanned="1">
            <text:p>1+ 0.75ln(x)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4"/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y1</text:p>
          </table:table-cell>
          <table:table-cell table:style-name="ce36" office:value-type="string" calcext:value-type="string">
            <text:p>y2</text:p>
          </table:table-cell>
          <table:table-cell table:number-columns-repeated="9"/>
          <table:table-cell table:style-name="ce36" office:value-type="string" calcext:value-type="string">
            <text:p>итерации</text:p>
          </table:table-cell>
          <table:table-cell table:style-name="ce36" office:value-type="string" calcext:value-type="string">
            <text:p>x_old</text:p>
          </table:table-cell>
          <table:table-cell table:style-name="ce36" office:value-type="string" calcext:value-type="string">
            <text:p>x_new</text:p>
          </table:table-cell>
          <table:table-cell table:style-name="ce36" office:value-type="string" calcext:value-type="string">
            <text:p>|x_new — x_old| &gt; eps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4 * [.A4] - 4" office:value-type="float" office:value="-24" calcext:value-type="float">
            <text:p>-24</text:p>
          </table:table-cell>
          <table:table-cell table:style-name="ce36" office:value-type="string" calcext:value-type="string">
            <text:p>-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1 + 0.75 * LN([.N4])" office:value-type="float" office:value="1.51986038541996" calcext:value-type="float">
            <text:p>1,51986038541996</text:p>
          </table:table-cell>
          <table:table-cell table:formula="of:=ABS([.O4]-[.N4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4 * [.A5] - 4" office:value-type="float" office:value="-20" calcext:value-type="float">
            <text:p>-20</text:p>
          </table:table-cell>
          <table:table-cell table:style-name="ce36" office:value-type="string" calcext:value-type="string">
            <text:p>-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[.O4]" office:value-type="float" office:value="1.51986038541996" calcext:value-type="float">
            <text:p>1,51986038541996</text:p>
          </table:table-cell>
          <table:table-cell table:formula="of:= 1 + 0.75 * LN([.N5])" office:value-type="float" office:value="1.31396385920662" calcext:value-type="float">
            <text:p>1,31396385920662</text:p>
          </table:table-cell>
          <table:table-cell table:formula="of:=ABS([.O5]-[.N5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4 * [.A6] - 4" office:value-type="float" office:value="-16" calcext:value-type="float">
            <text:p>-16</text:p>
          </table:table-cell>
          <table:table-cell table:style-name="ce36" office:value-type="string" calcext:value-type="string">
            <text:p>-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[.O5]" office:value-type="float" office:value="1.31396385920662" calcext:value-type="float">
            <text:p>1,31396385920662</text:p>
          </table:table-cell>
          <table:table-cell table:formula="of:= 1 + 0.75 * LN([.N6])" office:value-type="float" office:value="1.2047863114564" calcext:value-type="float">
            <text:p>1,2047863114564</text:p>
          </table:table-cell>
          <table:table-cell table:formula="of:=ABS([.O6]-[.N6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4 * [.A7] - 4" office:value-type="float" office:value="-12" calcext:value-type="float">
            <text:p>-12</text:p>
          </table:table-cell>
          <table:table-cell table:style-name="ce36" office:value-type="string" calcext:value-type="string">
            <text:p>-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[.O6]" office:value-type="float" office:value="1.2047863114564" calcext:value-type="float">
            <text:p>1,2047863114564</text:p>
          </table:table-cell>
          <table:table-cell table:formula="of:= 1 + 0.75 * LN([.N7])" office:value-type="float" office:value="1.13972666224448" calcext:value-type="float">
            <text:p>1,13972666224448</text:p>
          </table:table-cell>
          <table:table-cell table:formula="of:=ABS([.O7]-[.N7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4 * [.A8] - 4" office:value-type="float" office:value="-8" calcext:value-type="float">
            <text:p>-8</text:p>
          </table:table-cell>
          <table:table-cell table:style-name="ce36" office:value-type="string" calcext:value-type="string">
            <text:p>-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O7]" office:value-type="float" office:value="1.13972666224448" calcext:value-type="float">
            <text:p>1,13972666224448</text:p>
          </table:table-cell>
          <table:table-cell table:formula="of:= 1 + 0.75 * LN([.N8])" office:value-type="float" office:value="1.09809134777201" calcext:value-type="float">
            <text:p>1,09809134777201</text:p>
          </table:table-cell>
          <table:table-cell table:formula="of:=ABS([.O8]-[.N8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 * [.A9] - 4" office:value-type="float" office:value="-4" calcext:value-type="float">
            <text:p>-4</text:p>
          </table:table-cell>
          <table:table-cell table:style-name="ce36" office:value-type="string" calcext:value-type="string">
            <text:p>-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O8]" office:value-type="float" office:value="1.09809134777201" calcext:value-type="float">
            <text:p>1,09809134777201</text:p>
          </table:table-cell>
          <table:table-cell table:formula="of:= 1 + 0.75 * LN([.N9])" office:value-type="float" office:value="1.07018015073927" calcext:value-type="float">
            <text:p>1,07018015073927</text:p>
          </table:table-cell>
          <table:table-cell table:formula="of:=ABS([.O9]-[.N9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 * [.A10] - 4" office:value-type="float" office:value="0" calcext:value-type="float">
            <text:p>0</text:p>
          </table:table-cell>
          <table:table-cell table:formula="of:=3 * LN([.A10])" office:value-type="float" office:value="0" calcext:value-type="float">
            <text:p>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O9]" office:value-type="float" office:value="1.07018015073927" calcext:value-type="float">
            <text:p>1,07018015073927</text:p>
          </table:table-cell>
          <table:table-cell table:formula="of:= 1 + 0.75 * LN([.N10])" office:value-type="float" office:value="1.05087024960916" calcext:value-type="float">
            <text:p>1,05087024960916</text:p>
          </table:table-cell>
          <table:table-cell table:formula="of:=ABS([.O10]-[.N10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 * [.A11] - 4" office:value-type="float" office:value="4" calcext:value-type="float">
            <text:p>4</text:p>
          </table:table-cell>
          <table:table-cell table:formula="of:=3 * LN([.A11])" office:value-type="float" office:value="2.07944154167984" calcext:value-type="float">
            <text:p>2,0794415416798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O10]" office:value-type="float" office:value="1.05087024960916" calcext:value-type="float">
            <text:p>1,05087024960916</text:p>
          </table:table-cell>
          <table:table-cell table:formula="of:= 1 + 0.75 * LN([.N11])" office:value-type="float" office:value="1.03721397253627" calcext:value-type="float">
            <text:p>1,03721397253627</text:p>
          </table:table-cell>
          <table:table-cell table:formula="of:=ABS([.O11]-[.N11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 * [.A12] - 4" office:value-type="float" office:value="8" calcext:value-type="float">
            <text:p>8</text:p>
          </table:table-cell>
          <table:table-cell table:formula="of:=3 * LN([.A12])" office:value-type="float" office:value="3.29583686600433" calcext:value-type="float">
            <text:p>3,2958368660043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O11]" office:value-type="float" office:value="1.03721397253627" calcext:value-type="float">
            <text:p>1,03721397253627</text:p>
          </table:table-cell>
          <table:table-cell table:formula="of:= 1 + 0.75 * LN([.N12])" office:value-type="float" office:value="1.02740368449387" calcext:value-type="float">
            <text:p>1,02740368449387</text:p>
          </table:table-cell>
          <table:table-cell table:formula="of:=ABS([.O12]-[.N12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 * [.A13] - 4" office:value-type="float" office:value="12" calcext:value-type="float">
            <text:p>12</text:p>
          </table:table-cell>
          <table:table-cell table:formula="of:=3 * LN([.A13])" office:value-type="float" office:value="4.15888308335967" calcext:value-type="float">
            <text:p>4,1588830833596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O12]" office:value-type="float" office:value="1.02740368449387" calcext:value-type="float">
            <text:p>1,02740368449387</text:p>
          </table:table-cell>
          <table:table-cell table:formula="of:= 1 + 0.75 * LN([.N13])" office:value-type="float" office:value="1.0202761939568" calcext:value-type="float">
            <text:p>1,0202761939568</text:p>
          </table:table-cell>
          <table:table-cell table:formula="of:=ABS([.O13]-[.N13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 * [.A14] - 4" office:value-type="float" office:value="16" calcext:value-type="float">
            <text:p>16</text:p>
          </table:table-cell>
          <table:table-cell table:formula="of:=3 * LN([.A14])" office:value-type="float" office:value="4.8283137373023" calcext:value-type="float">
            <text:p>4,828313737302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[.O13]" office:value-type="float" office:value="1.0202761939568" calcext:value-type="float">
            <text:p>1,0202761939568</text:p>
          </table:table-cell>
          <table:table-cell table:formula="of:= 1 + 0.75 * LN([.N14])" office:value-type="float" office:value="1.01505502677351" calcext:value-type="float">
            <text:p>1,01505502677351</text:p>
          </table:table-cell>
          <table:table-cell table:formula="of:=ABS([.O14]-[.N14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 * [.A15] - 4" office:value-type="float" office:value="20" calcext:value-type="float">
            <text:p>20</text:p>
          </table:table-cell>
          <table:table-cell table:formula="of:=3 * LN([.A15])" office:value-type="float" office:value="5.37527840768417" calcext:value-type="float">
            <text:p>5,3752784076841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[.O14]" office:value-type="float" office:value="1.01505502677351" calcext:value-type="float">
            <text:p>1,01505502677351</text:p>
          </table:table-cell>
          <table:table-cell table:formula="of:= 1 + 0.75 * LN([.N15])" office:value-type="float" office:value="1.01120711844566" calcext:value-type="float">
            <text:p>1,01120711844566</text:p>
          </table:table-cell>
          <table:table-cell table:formula="of:=ABS([.O15]-[.N15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 * [.A16] - 4" office:value-type="float" office:value="24" calcext:value-type="float">
            <text:p>24</text:p>
          </table:table-cell>
          <table:table-cell table:formula="of:=3 * LN([.A16])" office:value-type="float" office:value="5.83773044716594" calcext:value-type="float">
            <text:p>5,83773044716594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[.O15]" office:value-type="float" office:value="1.01120711844566" calcext:value-type="float">
            <text:p>1,01120711844566</text:p>
          </table:table-cell>
          <table:table-cell table:formula="of:= 1 + 0.75 * LN([.N16])" office:value-type="float" office:value="1.00835858799084" calcext:value-type="float">
            <text:p>1,00835858799084</text:p>
          </table:table-cell>
          <table:table-cell table:formula="of:=ABS([.O16]-[.N16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 * [.A17] - 4" office:value-type="float" office:value="28" calcext:value-type="float">
            <text:p>28</text:p>
          </table:table-cell>
          <table:table-cell table:formula="of:=3 * LN([.A17])" office:value-type="float" office:value="6.23832462503951" calcext:value-type="float">
            <text:p>6,2383246250395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O16]" office:value-type="float" office:value="1.00835858799084" calcext:value-type="float">
            <text:p>1,00835858799084</text:p>
          </table:table-cell>
          <table:table-cell table:formula="of:= 1 + 0.75 * LN([.N17])" office:value-type="float" office:value="1.00624288633179" calcext:value-type="float">
            <text:p>1,00624288633179</text:p>
          </table:table-cell>
          <table:table-cell table:formula="of:=ABS([.O17]-[.N17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 * [.A18] - 4" office:value-type="float" office:value="32" calcext:value-type="float">
            <text:p>32</text:p>
          </table:table-cell>
          <table:table-cell table:formula="of:=3 * LN([.A18])" office:value-type="float" office:value="6.59167373200866" calcext:value-type="float">
            <text:p>6,5916737320086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[.O17]" office:value-type="float" office:value="1.00624288633179" calcext:value-type="float">
            <text:p>1,00624288633179</text:p>
          </table:table-cell>
          <table:table-cell table:formula="of:= 1 + 0.75 * LN([.N18])" office:value-type="float" office:value="1.00466761018128" calcext:value-type="float">
            <text:p>1,00466761018128</text:p>
          </table:table-cell>
          <table:table-cell table:formula="of:=ABS([.O18]-[.N18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 * [.A19] - 4" office:value-type="float" office:value="36" calcext:value-type="float">
            <text:p>36</text:p>
          </table:table-cell>
          <table:table-cell table:formula="of:=3 * LN([.A19])" office:value-type="float" office:value="6.90775527898214" calcext:value-type="float">
            <text:p>6,9077552789821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O18]" office:value-type="float" office:value="1.00466761018128" calcext:value-type="float">
            <text:p>1,00466761018128</text:p>
          </table:table-cell>
          <table:table-cell table:formula="of:= 1 + 0.75 * LN([.N19])" office:value-type="float" office:value="1.00349256300081" calcext:value-type="float">
            <text:p>1,00349256300081</text:p>
          </table:table-cell>
          <table:table-cell table:formula="of:=ABS([.O19]-[.N19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 * [.A20] - 4" office:value-type="float" office:value="40" calcext:value-type="float">
            <text:p>40</text:p>
          </table:table-cell>
          <table:table-cell table:formula="of:=3 * LN([.A20])" office:value-type="float" office:value="7.19368581839511" calcext:value-type="float">
            <text:p>7,19368581839511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[.O19]" office:value-type="float" office:value="1.00349256300081" calcext:value-type="float">
            <text:p>1,00349256300081</text:p>
          </table:table-cell>
          <table:table-cell table:formula="of:= 1 + 0.75 * LN([.N20])" office:value-type="float" office:value="1.00261485862474" calcext:value-type="float">
            <text:p>1,00261485862474</text:p>
          </table:table-cell>
          <table:table-cell table:formula="of:=ABS([.O20]-[.N20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 * [.A21] - 4" office:value-type="float" office:value="44" calcext:value-type="float">
            <text:p>44</text:p>
          </table:table-cell>
          <table:table-cell table:formula="of:=3 * LN([.A21])" office:value-type="float" office:value="7.454719949364" calcext:value-type="float">
            <text:p>7,454719949364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formula="of:=[.O20]" office:value-type="float" office:value="1.00261485862474" calcext:value-type="float">
            <text:p>1,00261485862474</text:p>
          </table:table-cell>
          <table:table-cell table:formula="of:= 1 + 0.75 * LN([.N21])" office:value-type="float" office:value="1.00195858437246" calcext:value-type="float">
            <text:p>1,00195858437246</text:p>
          </table:table-cell>
          <table:table-cell table:formula="of:=ABS([.O21]-[.N21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 * [.A22] - 4" office:value-type="float" office:value="48" calcext:value-type="float">
            <text:p>48</text:p>
          </table:table-cell>
          <table:table-cell table:formula="of:=3 * LN([.A22])" office:value-type="float" office:value="7.69484807238461" calcext:value-type="float">
            <text:p>7,6948480723846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formula="of:=[.O21]" office:value-type="float" office:value="1.00195858437246" calcext:value-type="float">
            <text:p>1,00195858437246</text:p>
          </table:table-cell>
          <table:table-cell table:formula="of:= 1 + 0.75 * LN([.N22])" office:value-type="float" office:value="1.00146750163512" calcext:value-type="float">
            <text:p>1,00146750163512</text:p>
          </table:table-cell>
          <table:table-cell table:formula="of:=ABS([.O22]-[.N22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 * [.A23] - 4" office:value-type="float" office:value="52" calcext:value-type="float">
            <text:p>52</text:p>
          </table:table-cell>
          <table:table-cell table:formula="of:=3 * LN([.A23])" office:value-type="float" office:value="7.91717198884578" calcext:value-type="float">
            <text:p>7,9171719888457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[.O22]" office:value-type="float" office:value="1.00146750163512" calcext:value-type="float">
            <text:p>1,00146750163512</text:p>
          </table:table-cell>
          <table:table-cell table:formula="of:= 1 + 0.75 * LN([.N23])" office:value-type="float" office:value="1.00109981943017" calcext:value-type="float">
            <text:p>1,00109981943017</text:p>
          </table:table-cell>
          <table:table-cell table:formula="of:=ABS([.O23]-[.N23]) &gt; 0.0001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 * [.A24] - 4" office:value-type="float" office:value="56" calcext:value-type="float">
            <text:p>56</text:p>
          </table:table-cell>
          <table:table-cell table:formula="of:=3 * LN([.A24])" office:value-type="float" office:value="8.12415060330663" calcext:value-type="float">
            <text:p>8,12415060330663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O23]" office:value-type="float" office:value="1.00109981943017" calcext:value-type="float">
            <text:p>1,00109981943017</text:p>
          </table:table-cell>
          <table:table-cell table:formula="of:= 1 + 0.75 * LN([.N24])" office:value-type="float" office:value="1.0008244113039" calcext:value-type="float">
            <text:p>1,0008244113039</text:p>
          </table:table-cell>
          <table:table-cell table:formula="of:=ABS([.O24]-[.N24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2" calcext:value-type="float">
            <text:p>22</text:p>
          </table:table-cell>
          <table:table-cell table:formula="of:=[.O24]" office:value-type="float" office:value="1.0008244113039" calcext:value-type="float">
            <text:p>1,0008244113039</text:p>
          </table:table-cell>
          <table:table-cell table:formula="of:= 1 + 0.75 * LN([.N25])" office:value-type="float" office:value="1.00061805374766" calcext:value-type="float">
            <text:p>1,00061805374766</text:p>
          </table:table-cell>
          <table:table-cell table:formula="of:=ABS([.O25]-[.N25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3" calcext:value-type="float">
            <text:p>23</text:p>
          </table:table-cell>
          <table:table-cell table:formula="of:=[.O25]" office:value-type="float" office:value="1.00061805374766" calcext:value-type="float">
            <text:p>1,00061805374766</text:p>
          </table:table-cell>
          <table:table-cell table:formula="of:= 1 + 0.75 * LN([.N26])" office:value-type="float" office:value="1.00046339712333" calcext:value-type="float">
            <text:p>1,00046339712333</text:p>
          </table:table-cell>
          <table:table-cell table:formula="of:=ABS([.O26]-[.N26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4" calcext:value-type="float">
            <text:p>24</text:p>
          </table:table-cell>
          <table:table-cell table:formula="of:=[.O26]" office:value-type="float" office:value="1.00046339712333" calcext:value-type="float">
            <text:p>1,00046339712333</text:p>
          </table:table-cell>
          <table:table-cell table:formula="of:= 1 + 0.75 * LN([.N27])" office:value-type="float" office:value="1.00034746734103" calcext:value-type="float">
            <text:p>1,00034746734103</text:p>
          </table:table-cell>
          <table:table-cell table:formula="of:=ABS([.O27]-[.N27]) &gt; 0.0001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25" calcext:value-type="float">
            <text:p>25</text:p>
          </table:table-cell>
          <table:table-cell table:formula="of:=[.O27]" office:value-type="float" office:value="1.00034746734103" calcext:value-type="float">
            <text:p>1,00034746734103</text:p>
          </table:table-cell>
          <table:table-cell table:formula="of:= ROUND(1 + 0.75 * LN([.N28]);4)" office:value-type="float" office:value="1.0003" calcext:value-type="float">
            <text:p>1,0003</text:p>
          </table:table-cell>
          <table:table-cell table:formula="of:=ABS([.O28]-[.N28]) &gt; 0.0001" office:value-type="boolean" office:boolean-value="false" calcext:value-type="boolean">
            <text:p>ЛОЖЬ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ce20" office:value-type="string" calcext:value-type="string">
            <text:p>Итог:</text:p>
          </table:table-cell>
          <table:table-cell table:style-name="Default" table:formula="of:=[.O28]" office:value-type="float" office:value="1.0003" calcext:value-type="float">
            <text:p>1,000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.00.0000</text:date>, <text:time style:data-style-name="N2" text:time-value="21:50:55.285235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6:27:31.115780600</meta:creation-date>
    <dc:date>2026-04-07T22:13:46.206488400</dc:date>
    <meta:editing-duration>PT4H7M21S</meta:editing-duration>
    <meta:editing-cycles>14</meta:editing-cycles>
    <meta:generator>LibreOffice/26.2.2.2$Windows_X86_64 LibreOffice_project/1f77d10d6938fd34972958f64b2bcfa54f8b1ba5</meta:generator>
    <meta:document-statistic meta:table-count="3" meta:cell-count="45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07cm" svg:height="8.994cm" xlink:href=".." xlink:type="simple" chart:class="chart:scatter" chart:style-name="ch1">
        <chart:legend chart:legend-position="end" svg:x="15.77cm" svg:y="3.957cm" style:legend-expansion="custom" svg:width="1.727cm" svg:height="1.08cm" style:legend-expansion-aspect-ratio="1.59907407407407" chart:style-name="ch2"/>
        <chart:plot-area chart:style-name="ch3" svg:x="-0.467cm" svg:y="0.382cm" svg:width="15.646cm" svg:height="8.628cm">
          <chart:coordinate-region svg:x="0.24cm" svg:y="0.577cm" svg:width="14.801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B3:'2'.B31" chart:label-cell-address="'2'.B2:'2'.B2" chart:class="chart:scatter">
            <chart:domain table:cell-range-address="'2'.A3:'2'.A31"/>
            <chart:data-point chart:repeated="29"/>
          </chart:series>
          <chart:series chart:style-name="ch8" chart:values-cell-range-address="'2'.C3:'2'.C31" chart:label-cell-address="'2'.C2:'2'.C2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1</text:p>
                <draw:g>
                  <svg:desc>'2'.B2:'2'.B2</svg:desc>
                </draw:g>
              </table:table-cell>
              <table:table-cell office:value-type="string">
                <text:p>y2</text:p>
                <draw:g>
                  <svg:desc>'2'.C2:'2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2'.A3:'2'.A31</svg:desc>
                </draw:g>
              </table:table-cell>
              <table:table-cell office:value-type="float" office:value="100">
                <text:p>100</text:p>
                <draw:g>
                  <svg:desc>'2'.B3:'2'.B31</svg:desc>
                </draw:g>
              </table:table-cell>
              <table:table-cell office:value-type="float" office:value="-31">
                <text:p>-31</text:p>
                <draw:g>
                  <svg:desc>'2'.C3:'2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0.25">
                <text:p>90.25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81">
                <text:p>81</text:p>
              </table:table-cell>
              <table:table-cell office:value-type="float" office:value="-27.8">
                <text:p>-2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72.25">
                <text:p>72.25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-24.6">
                <text:p>-2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56.25">
                <text:p>56.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49">
                <text:p>49</text:p>
              </table:table-cell>
              <table:table-cell office:value-type="float" office:value="-21.4">
                <text:p>-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42.25">
                <text:p>42.25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36">
                <text:p>36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0.25">
                <text:p>30.25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25">
                <text:p>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20.25">
                <text:p>20.25</text:p>
              </table:table-cell>
              <table:table-cell office:value-type="float" office:value="-13.4">
                <text:p>-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2.25">
                <text:p>12.25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6.25">
                <text:p>6.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26.6">
                <text:p>2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3cm" svg:y="3.96cm" style:legend-expansion="high" chart:style-name="ch2"/>
        <chart:plot-area chart:style-name="ch3" svg:x="0.32cm" svg:y="0.18cm" svg:width="13.643cm" svg:height="8.64cm">
          <chart:coordinate-region svg:x="0.477cm" svg:y="0.375cm" svg:width="13.288cm" svg:height="8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B4:'3'.B24" chart:label-cell-address="'3'.B3:'3'.B3" chart:class="chart:scatter">
            <chart:domain table:cell-range-address="'3'.A4:'3'.A24"/>
            <chart:data-point chart:repeated="21"/>
          </chart:series>
          <chart:series chart:style-name="ch8" chart:values-cell-range-address="'3'.C4:'3'.C24" chart:label-cell-address="'3'.C3:'3'.C3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1</text:p>
                <draw:g>
                  <svg:desc>'3'.B3:'3'.B3</svg:desc>
                </draw:g>
              </table:table-cell>
              <table:table-cell office:value-type="string">
                <text:p>y2</text:p>
                <draw:g>
                  <svg:desc>'3'.C3:'3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'.A4:'3'.A24</svg:desc>
                </draw:g>
              </table:table-cell>
              <table:table-cell office:value-type="float" office:value="-24">
                <text:p>-24</text:p>
                <draw:g>
                  <svg:desc>'3'.B4:'3'.B24</svg:desc>
                </draw:g>
              </table:table-cell>
              <table:table-cell office:value-type="float" office:value="NaN">
                <text:p>NaN</text:p>
                <draw:g>
                  <svg:desc>'3'.C4:'3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.15888308335967">
                <text:p>4.15888308335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8283137373023">
                <text:p>4.8283137373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.37527840768417">
                <text:p>5.37527840768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.83773044716594">
                <text:p>5.83773044716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.23832462503951">
                <text:p>6.23832462503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6.59167373200866">
                <text:p>6.59167373200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.90775527898214">
                <text:p>6.90775527898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7.19368581839511">
                <text:p>7.19368581839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7.454719949364">
                <text:p>7.454719949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7.69484807238461">
                <text:p>7.69484807238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7.91717198884578">
                <text:p>7.91717198884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8.12415060330663">
                <text:p>8.124150603306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2.2$Windows_X86_64 LibreOffice_project/1f77d10d6938fd34972958f64b2bcfa54f8b1b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